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Standard">
      <style:text-properties officeooo:rsid="00244728" officeooo:paragraph-rsid="00244728"/>
    </style:style>
    <style:style style:name="P11" style:family="paragraph" style:parent-style-name="Code_20_block">
      <style:text-properties officeooo:rsid="0018780e"/>
    </style:style>
    <style:style style:name="P12" style:family="paragraph" style:parent-style-name="Code_20_block">
      <style:text-properties officeooo:paragraph-rsid="00244728"/>
    </style:style>
    <style:style style:name="P13" style:family="paragraph" style:parent-style-name="Code_20_block">
      <style:text-properties officeooo:paragraph-rsid="0024b383"/>
    </style:style>
    <style:style style:name="P14" style:family="paragraph" style:parent-style-name="Code_20_block">
      <style:text-properties officeooo:paragraph-rsid="00250a76"/>
    </style:style>
    <style:style style:name="P15" style:family="paragraph" style:parent-style-name="Code_20_block">
      <style:text-properties officeooo:rsid="0024b383" officeooo:paragraph-rsid="0024b383"/>
    </style:style>
    <style:style style:name="P16" style:family="paragraph" style:parent-style-name="Code_20_block">
      <style:text-properties officeooo:paragraph-rsid="0026c81d"/>
    </style:style>
    <style:style style:name="P17" style:family="paragraph" style:parent-style-name="Code_20_block">
      <style:text-properties officeooo:paragraph-rsid="0027a24d"/>
    </style:style>
    <style:style style:name="P18" style:family="paragraph" style:parent-style-name="Code_20_block">
      <style:text-properties officeooo:paragraph-rsid="0033bcfa"/>
    </style:style>
    <style:style style:name="P19" style:family="paragraph" style:parent-style-name="Standard">
      <style:paragraph-properties fo:break-before="page"/>
    </style:style>
    <style:style style:name="P20" style:family="paragraph" style:parent-style-name="Code_20_block">
      <style:paragraph-properties fo:break-before="page"/>
      <style:text-properties officeooo:paragraph-rsid="0033bcfa"/>
    </style:style>
    <style:style style:name="P21" style:family="paragraph" style:parent-style-name="Standard" style:list-style-name="Numbering_20_1"/>
    <style:style style:name="P22" style:family="paragraph" style:parent-style-name="Standard" style:list-style-name="Numbering_20_1">
      <style:text-properties officeooo:paragraph-rsid="001d5430"/>
    </style:style>
    <style:style style:name="P23" style:family="paragraph" style:parent-style-name="Standard">
      <style:text-properties officeooo:paragraph-rsid="00355b61"/>
    </style:style>
    <style:style style:name="P24" style:family="paragraph" style:parent-style-name="Heading_20_3">
      <style:text-properties officeooo:rsid="00244728" officeooo:paragraph-rsid="00244728"/>
    </style:style>
    <style:style style:name="P25" style:family="paragraph" style:parent-style-name="Heading_20_3">
      <style:text-properties officeooo:rsid="001d5430" officeooo:paragraph-rsid="001d5430"/>
    </style:style>
    <style:style style:name="P26" style:family="paragraph" style:parent-style-name="Heading_20_3">
      <style:paragraph-properties fo:break-before="page"/>
    </style:style>
    <style:style style:name="P27" style:family="paragraph" style:parent-style-name="Code_20_block">
      <style:text-properties officeooo:rsid="0027a24d" officeooo:paragraph-rsid="0027a24d"/>
    </style:style>
    <style:style style:name="P28" style:family="paragraph" style:parent-style-name="Code_20_block">
      <style:text-properties officeooo:paragraph-rsid="00355b61"/>
    </style:style>
    <style:style style:name="P29" style:family="paragraph" style:parent-style-name="Code_20_block">
      <style:text-properties officeooo:paragraph-rsid="00358d58"/>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00"/>
    </style:style>
    <style:style style:name="T11" style:family="text">
      <style:text-properties fo:color="#008000" officeooo:rsid="0018780e"/>
    </style:style>
    <style:style style:name="T12" style:family="text">
      <style:text-properties fo:color="#008000" officeooo:rsid="0026c81d"/>
    </style:style>
    <style:style style:name="T13" style:family="text">
      <style:text-properties fo:color="#008000" officeooo:rsid="0027a24d"/>
    </style:style>
    <style:style style:name="T14" style:family="text">
      <style:text-properties fo:color="#008000" officeooo:rsid="00299f44"/>
    </style:style>
    <style:style style:name="T15" style:family="text">
      <style:text-properties officeooo:rsid="0018780e"/>
    </style:style>
    <style:style style:name="T16" style:family="text">
      <style:text-properties officeooo:rsid="0018f604"/>
    </style:style>
    <style:style style:name="T17" style:family="text">
      <style:text-properties officeooo:rsid="001afe49"/>
    </style:style>
    <style:style style:name="T18" style:family="text">
      <style:text-properties officeooo:rsid="001b131a"/>
    </style:style>
    <style:style style:name="T19" style:family="text">
      <style:text-properties officeooo:rsid="001b87eb"/>
    </style:style>
    <style:style style:name="T20" style:family="text">
      <style:text-properties officeooo:rsid="001c787a"/>
    </style:style>
    <style:style style:name="T21" style:family="text">
      <style:text-properties officeooo:rsid="001d5430"/>
    </style:style>
    <style:style style:name="T22" style:family="text">
      <style:text-properties officeooo:rsid="00240cf5"/>
    </style:style>
    <style:style style:name="T23" style:family="text">
      <style:text-properties officeooo:rsid="00244728"/>
    </style:style>
    <style:style style:name="T24" style:family="text">
      <style:text-properties officeooo:rsid="0024b383"/>
    </style:style>
    <style:style style:name="T25" style:family="text">
      <style:text-properties officeooo:rsid="00250a76"/>
    </style:style>
    <style:style style:name="T26" style:family="text">
      <style:text-properties officeooo:rsid="00252dae"/>
    </style:style>
    <style:style style:name="T27" style:family="text">
      <style:text-properties officeooo:rsid="0027a24d"/>
    </style:style>
    <style:style style:name="T28" style:family="text">
      <style:text-properties officeooo:rsid="002f61f6"/>
    </style:style>
    <style:style style:name="T29" style:family="text">
      <style:text-properties officeooo:rsid="00355b61"/>
    </style:style>
    <style:style style:name="T30" style:family="text">
      <style:text-properties officeooo:rsid="00358d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05777437693005420"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34558470"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34580783"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oft-page-brea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34561326"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34554036"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34558927"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34565356"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34555908"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34581093"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34583414"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34579991"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34572659"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34553754"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34571934"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34576023"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34575186"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34554914" text:continue-numbering="true" text:style-name="Outline">
        <text:list-item>
          <text:list>
            <text:list-item>
              <text:list>
                <text:list-item>
                  <text:h text:style-name="P24" text:outline-level="3">ScriptedPolicy</text:h>
                </text:list-item>
              </text:list>
            </text:list-item>
          </text:list>
        </text:list-item>
      </text:list>
      <text:p text:style-name="P10">Executes a script which returns a boolean value.</text:p>
      <text:p text:style-name="P9"/>
      <text:p text:style-name="P9">Class name: <text:span text:style-name="T1">org.jppf.node.policy.</text:span><text:span text:style-name="T4">ScriptedPolicy</text:span></text:p>
      <text:p text:style-name="P9">Constructor<text:span text:style-name="T23">s</text:span>:</text:p>
      <text:p text:style-name="P12"><text:span text:style-name="T23">ScriptedPolicy</text:span>(String <text:span text:style-name="T23">language</text:span>, String <text:span text:style-name="T23">script</text:span>)</text:p>
      <text:p text:style-name="P12"><text:span text:style-name="T23">ScriptedPolicy</text:span>(String <text:span text:style-name="T23">language</text:span>, <text:span text:style-name="T23">Reader</text:span> <text:span text:style-name="T23">scriptReader</text:span>)</text:p>
      <text:p text:style-name="P12"><text:span text:style-name="T23">ScriptedPolicy</text:span>(String <text:span text:style-name="T23">language</text:span>, <text:span text:style-name="T23">File</text:span> <text:span text:style-name="T23">scriptFile</text:span>)</text:p>
      <text:p text:style-name="P9">Usage:</text:p>
      <text:p text:style-name="P14">policy = new <text:span text:style-name="T23">ScriptedPolicy</text:span>("<text:span text:style-name="T23">javascript</text:span>", "<text:span text:style-name="T23">true</text:span>");</text:p>
      <text:p text:style-name="P14">policy = new <text:span text:style-name="T23">ScriptedPolicy</text:span>("<text:span text:style-name="T23">javascript</text:span>", <text:span text:style-name="T25">new StringReader(myScript)</text:span>);</text:p>
      <text:p text:style-name="P12">policy = new <text:span text:style-name="T23">ScriptedPolicy</text:span>("<text:span text:style-name="T23">javascript</text:span>", <text:span text:style-name="T25">new File(</text:span>"<text:span text:style-name="T25">myScript.js</text:span>"<text:span text:style-name="T25">)</text:span>);</text:p>
      <text:p text:style-name="P9"/>
      <text:p text:style-name="P9">XML Element: <text:span text:style-name="T1">&lt;</text:span><text:span text:style-name="T4">Script</text:span><text:span text:style-name="T1">&gt;</text:span></text:p>
      <text:p text:style-name="P9">Attribute: <text:span text:style-name="T23">language</text:span></text:p>
      <text:p text:style-name="P9">Usage:</text:p>
      <text:p text:style-name="P13">&lt;<text:span text:style-name="T24">Script language=”javascript”</text:span>&gt;<text:span text:style-name="T24">true</text:span>&lt;/<text:span text:style-name="T24">Script</text:span>&gt;</text:p>
      <text:p text:style-name="P13"/>
      <text:p text:style-name="P13">&lt;<text:span text:style-name="T24">Script language=”javascript”</text:span>&gt;<text:span text:style-name="T24">&lt;![CDATA[</text:span></text:p>
      <text:p text:style-name="P15">function myFunction() {</text:p>
      <text:p text:style-name="P15"><text:s text:c="2"/>return true;</text:p>
      <text:p text:style-name="P15">}</text:p>
      <text:p text:style-name="P15">myFunction();</text:p>
      <text:p text:style-name="P13"><text:span text:style-name="T24">]]</text:span><text:span text:style-name="T26">&gt;</text:span>&lt;/<text:span text:style-name="T24">Script</text:span>&gt;</text:p>
      <text:list xml:id="list34567662"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19">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34580557" text:continue-numbering="true" text:style-name="Outline">
        <text:list-item>
          <text:list>
            <text:list-item>
              <text:list>
                <text:list-item>
                  <text:h text:style-name="Heading_20_3" text:outline-level="3"><text:span text:style-name="T29">Preference</text:span></text:h>
                </text:list-item>
              </text:list>
            </text:list-item>
          </text:list>
        </text:list-item>
      </text:list>
      <text:p text:style-name="P23"><text:span text:style-name="T29">Evaluates a set of nested policies ordered by preference.</text:span></text:p>
      <text:p text:style-name="P23"><text:span text:style-name="T29"/></text:p>
      <text:p text:style-name="P23">Class name: subclass of <text:span text:style-name="T1">org.jppf.node.policy.</text:span><text:span text:style-name="T5">Preference</text:span></text:p>
      <text:p text:style-name="P23">Constructor<text:span text:style-name="T29">s</text:span>:</text:p>
      <text:p text:style-name="P28"><text:span text:style-name="T29">Preference</text:span>(<text:span text:style-name="T29">ExecutionPolicy</text:span>...<text:span text:style-name="T29">policies</text:span>)</text:p>
      <text:p text:style-name="P28"><text:span text:style-name="T29">Preference</text:span>(<text:span text:style-name="T29">List&lt;ExecutionPolicy&gt; policies</text:span>)</text:p>
      <text:p text:style-name="P23">Usage:</text:p>
      <text:p text:style-name="P28">policy = new <text:span text:style-name="T29">Preference</text:span>(<text:span text:style-name="T29">AtLeast("jppf.processing.thread</text:span><text:span text:style-name="T30">s</text:span><text:span text:style-name="T29">", 4</text:span>),</text:p>
      <text:p text:style-name="P28"><text:s text:c="2"/><text:span text:style-name="T29">new LessThan("jppf.processing.thread</text:span><text:span text:style-name="T30">s</text:span><text:span text:style-name="T29">", 4).and(</text:span><text:span text:style-name="T30">new AtLeast(</text:span><text:span text:style-name="T29">"</text:span><text:span text:style-name="Teletype"><text:span text:style-name="T29">maxMemory", 1_000_000))</text:span></text:span><text:span text:style-name="Teletype"><text:span text:style-name="T30">)</text:span></text:span><text:span text:style-name="Teletype"><text:span text:style-name="T29">;</text:span></text:span></text:p>
      <text:p text:style-name="P23"/>
      <text:p text:style-name="P23">XML Element: <text:span text:style-name="T1">&lt;</text:span><text:span text:style-name="T6">Preference</text:span><text:span text:style-name="T1">&gt;</text:span></text:p>
      <text:p text:style-name="P23">Usage:</text:p>
      <text:p text:style-name="P28">&lt;<text:span text:style-name="T30">Preference</text:span>&gt;</text:p>
      <text:p text:style-name="P28"><text:s text:c="2"/><text:span text:style-name="T30">&lt;AtLeast&gt;</text:span></text:p>
      <text:p text:style-name="P29"><text:s text:c="4"/>&lt;<text:span text:style-name="T30">Property</text:span>&gt;<text:span text:style-name="T29">jppf.processing.thread</text:span>&lt;/<text:span text:style-name="T30">Property</text:span>&gt;</text:p>
      <text:p text:style-name="P28"><text:s text:c="4"/>&lt;<text:span text:style-name="T30">Value</text:span>&gt;<text:span text:style-name="T30">4</text:span>&lt;/Arg&gt;</text:p>
      <text:p text:style-name="P29"><text:s text:c="2"/>&lt;/A<text:span text:style-name="T30">tLeast</text:span>&gt;</text:p>
      <text:p text:style-name="P29"><text:s text:c="2"/>&lt;A<text:span text:style-name="T30">ND</text:span>&gt;</text:p>
      <text:p text:style-name="P29"><text:s text:c="4"/><text:span text:style-name="T30">&lt;LessThan&gt;</text:span></text:p>
      <text:p text:style-name="P29"><text:s text:c="6"/>&lt;<text:span text:style-name="T30">Property</text:span>&gt;<text:span text:style-name="T29">jppf.processing.thread</text:span>&lt;/<text:span text:style-name="T30">Property</text:span>&gt;</text:p>
      <text:p text:style-name="P29"><text:s text:c="6"/>&lt;<text:span text:style-name="T30">Value</text:span>&gt;<text:span text:style-name="T30">4</text:span>&lt;/Arg&gt;</text:p>
      <text:p text:style-name="P29"><text:s text:c="4"/>&lt;/<text:span text:style-name="T30">LessThan</text:span>&gt;</text:p>
      <text:p text:style-name="P29"><text:s text:c="4"/><text:span text:style-name="T30">&lt;AtLeast&gt;</text:span></text:p>
      <text:p text:style-name="P29"><text:s text:c="6"/>&lt;<text:span text:style-name="T30">Property</text:span>&gt;<text:span text:style-name="T30">maxMemory</text:span>&lt;/<text:span text:style-name="T30">Property</text:span>&gt;</text:p>
      <text:p text:style-name="P29"><text:s text:c="6"/>&lt;<text:span text:style-name="T30">Value</text:span>&gt;<text:span text:style-name="T30">1000000</text:span>&lt;/Arg&gt;</text:p>
      <text:p text:style-name="P29"><text:s text:c="4"/>&lt;/A<text:span text:style-name="T30">tLeast</text:span>&gt;</text:p>
      <text:p text:style-name="P29"><text:s text:c="2"/>&lt;/A<text:span text:style-name="T30">ND</text:span>&gt;</text:p>
      <text:p text:style-name="P29"><text:span text:style-name="T29">&lt;/</text:span><text:span text:style-name="T30">Preference</text:span><text:span text:style-name="T29">&gt;</text:span></text:p>
      <text:p text:style-name="P23"><text:span text:style-name="T29"/></text:p>
      <text:p text:style-name="P23"><text:span text:style-name="T29"/></text:p>
      <text:list xml:id="list34585757" text:continue-numbering="true" text:style-name="Outline">
        <text:list-item>
          <text:list>
            <text:list-item>
              <text:h text:style-name="P30" text:outline-level="2"><text:span text:style-name="T16">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org/jppf/node/policy/ExecutionPolicy.html#accepts(org.jppf.management.JPPFSystemInformation)"><text:span text:style-name="Code_20_char">accepts(JPPFSystemInformation)</text:span></text:a> method is called to evaluate the policy against a specific node <text:span text:style-name="T17">or driver connection</text:span>. As <text:span text:style-name="Code_20_char">JPPFSystemInformation</text:span> encapsulates several sets of properties, the <text:span text:style-name="Code_20_char">ExecutionPolicy</text:span> class provides a method <text:a xlink:type="simple" xlink:href="http://www.jppf.org/api/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6729394290597680170" text:style-name="Numbering_20_1">
        <text:list-item>
          <text:p text:style-name="P22">in JPPFSystemInformation.get<text:span text:style-name="T21">Uuid</text:span>() : <text:span text:style-name="T21">JPPF uuid and version properties</text:span></text:p>
        </text:list-item>
        <text:list-item>
          <text:p text:style-name="P21">in JPPFSystemInformation.getJppf() : JPPF configuration properties</text:p>
        </text:list-item>
        <text:list-item>
          <text:p text:style-name="P21">in JPPFSystemInformation.getSystem() : system properties</text:p>
        </text:list-item>
        <text:list-item>
          <text:p text:style-name="P21">in JPPFSystemInformation.getEnv() : environment variables</text:p>
        </text:list-item>
        <text:list-item>
          <text:p text:style-name="P21">in JPPFSystemInformation.getNetwork() : IPV4 and IPV6 addresses assigned to the node <text:span text:style-name="T19">or driver</text:span></text:p>
        </text:list-item>
        <text:list-item>
          <text:p text:style-name="P21">in JPPFSystemInformation.getRuntime() : runtime properties</text:p>
        </text:list-item>
        <text:list-item>
          <text:p text:style-name="P21">in JPPFSystemInformation.getStorage() : storage space properties</text:p>
        </text:list-item>
      </text:list>
      <text:list xml:id="list34583895" text:continue-list="list34585757" text:style-name="Outline">
        <text:list-item>
          <text:list>
            <text:list-item>
              <text:list>
                <text:list-item>
                  <text:h text:style-name="P25"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21">jppf.uuid</text:span></text:span><text:span text:style-name="T21"> : the uuid of the node or driver</text:span></text:p>
      <text:p text:style-name="P4"><text:span text:style-name="Code_20_char"><text:span text:style-name="T21">jppf.version.number</text:span></text:span><text:span text:style-name="T21"> : the current JPPF version number</text:span></text:p>
      <text:p text:style-name="P4"><text:span text:style-name="Code_20_char"><text:span text:style-name="T21">jppf.build.number</text:span></text:span><text:span text:style-name="T21"> : the current build number</text:span></text:p>
      <text:p text:style-name="P4"><text:span text:style-name="Code_20_char"><text:span text:style-name="T21">jppf.build.date</text:span></text:span><text:span text:style-name="T21"> : the build date, including the time zone, in </text:span><text:span text:style-name="T22">the </text:span><text:span text:style-name="T21">format “yyyy-MM-dd hh:mm z”</text:span></text:p>
      <text:p text:style-name="P4"/>
      <text:p text:style-name="P7">Related APIs:</text:p>
      <text:p text:style-name="P7"/>
      <text:p text:style-name="P7"><text:a xlink:type="simple" xlink:href="http://www.jppf.org/api/org/jppf/management/JPPFSystemInformation.html#getUuid()"><text:span text:style-name="Code_20_char"><text:span text:style-name="T1">JPPFSystemInformation.get</text:span></text:span></text:a><text:a xlink:type="simple" xlink:href="http://www.jppf.org/api/org/jppf/management/JPPFSystemInformation.html#getUuid()"><text:span text:style-name="Code_20_char"><text:span text:style-name="T3">Uuid</text:span></text:span></text:a><text:a xlink:type="simple" xlink:href="http://www.jppf.org/api/org/jppf/management/JPPFSystemInformation.html#getUuid()"><text:span text:style-name="Code_20_char"><text:span text:style-name="T1">()</text:span></text:span></text:a></text:p>
      <text:p text:style-name="P7"><text:a xlink:type="simple" xlink:href="http://www.jppf.org/api/org/jppf/utils/VersionUtils.html#getVersion()"><text:span text:style-name="Code_20_char"><text:span text:style-name="T3">VersionUtils.getVersion()</text:span></text:span></text:a></text:p>
      <text:list xml:id="list34554467"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15">or </text:span><text:span text:style-name="T20">driver</text:span><text:span text:style-name="T15">'s </text:span>JPPF configuration file, <text:span text:style-name="T15">depending on where the execution policy applies.</text:span></text:p>
      <text:p text:style-name="P5"/>
      <text:p text:style-name="P2"><text:span text:style-name="T15">Additionally, there is one special property “</text:span><text:span text:style-name="T2">jppf.channel.local</text:span><text:span text:style-name="T15">”, which is set internally by JPPF and which determines whether the job executor is a local node (i.e. node local to the driver's JVM) </text:span><text:span text:style-name="T20">when</text:span><text:span text:style-name="T15"> used in a server SLA, or a local executor in the client </text:span><text:span text:style-name="T20">when</text:span><text:span text:style-name="T15"> used in a client SLA. When used in a client SLA, this allows toggling local vs. remote execution on a per-job basis, as in the following example:</text:span></text:p>
      <text:p text:style-name="P6"/>
      <text:p text:style-name="P11"><text:s text:c="2"/>JPPFJob job = ...;</text:p>
      <text:p text:style-name="Code_20_block"><text:span text:style-name="T15"><text:s text:c="2"/></text:span><text:span text:style-name="T11">// allow job execution only in the client-local executor</text:span></text:p>
      <text:p text:style-name="P11"><text:s text:c="2"/>ExecutionPolicy localExecutionPolicy = new Equal("jppf.channel.local", true);</text:p>
      <text:p text:style-name="P11"><text:s text:c="2"/>job.getClientSLA().setExecutionPolicy(localExecutionPolicy);</text:p>
      <text:p text:style-name="Standard"/>
      <text:p text:style-name="Standard">Related APIs:</text:p>
      <text:p text:style-name="Standard"/>
      <text:p text:style-name="Standard"><text:a xlink:type="simple" xlink:href="http://www.jppf.org/api/org/jppf/management/JPPFSystemInformation.html#getJppf()"><text:span text:style-name="Code_20_char"><text:span text:style-name="T1">JPPFSystemInformation.getJppf()</text:span></text:span></text:a></text:p>
      <text:p text:style-name="Standard"><text:a xlink:type="simple" xlink:href="http://www.jppf.org/api/org/jppf/utils/JPPFConfiguration.html#getProperties()"><text:span text:style-name="Code_20_char"><text:span text:style-name="T1">JPPFConfiguration.getProperties()</text:span></text:span></text:a></text:p>
      <text:list xml:id="list34581768"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org/jppf/management/JPPFSystemInformation.html#getSystem()"><text:span text:style-name="Code_20_char"><text:span text:style-name="T1">JPPFSystemInformation.getSystem()</text:span></text:span></text:a></text:p>
      <text:p text:style-name="Standard"><text:a xlink:type="simple" xlink:href="http://www.jppf.org/api/org/jppf/utils/SystemUtils.html#getSystemProperties()"><text:span text:style-name="Code_20_char"><text:span text:style-name="T1">SystemUtils.getSystemProperties()</text:span></text:span></text:a></text:p>
      <text:p text:style-name="Standard"><text:a xlink:type="simple" xlink:href="http://docs.oracle.com/javase/7/docs/api/java/lang/System.html#getProperties()"><text:span text:style-name="Code_20_char"><text:span text:style-name="T1">java.lang.System.getProperties()</text:span></text:span></text:a></text:p>
      <text:list xml:id="list34574698" text:continue-numbering="true" text:style-name="Outline">
        <text:list-item>
          <text:list>
            <text:list-item>
              <text:list>
                <text:list-item>
                  <text:h text:style-name="P26"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org/jppf/management/JPPFSystemInformation.html#getEnv()"><text:span text:style-name="Code_20_char"><text:span text:style-name="T1">JPPFSystemInformation.getEnv()</text:span></text:span></text:a></text:p>
      <text:p text:style-name="Standard"><text:a xlink:type="simple" xlink:href="http://www.jppf.org/api/org/jppf/utils/SystemUtils.html#getEnvironment()"><text:span text:style-name="Code_20_char"><text:span text:style-name="T1">SystemUtils.getEnvironment()</text:span></text:span></text:a></text:p>
      <text:p text:style-name="Standard"><text:a xlink:type="simple" xlink:href="http://docs.oracle.com/javase/7/docs/api/java/lang/System.html#getenv()"><text:span text:style-name="Code_20_char"><text:span text:style-name="T1">java.lang.System.getenv()</text:span></text:span></text:a></text:p>
      <text:list xml:id="list34581059"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org/jppf/management/JPPFSystemInformation.html#getRuntime()"><text:span text:style-name="Code_20_char"><text:span text:style-name="T1">JPPFSystemInformation.getRuntime()</text:span></text:span></text:a></text:p>
      <text:p text:style-name="Standard"><text:a xlink:type="simple" xlink:href="http://www.jppf.org/api/org/jppf/utils/SystemUtils.html#getRuntimeInformation()"><text:span text:style-name="Code_20_char"><text:span text:style-name="T1">SystemUtils.getRuntimeInformation()</text:span></text:span></text:a></text:p>
      <text:p text:style-name="Standard"><text:a xlink:type="simple" xlink:href="http://docs.oracle.com/javase/7/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7">Note</text:span>: <text:span text:style-name="Code_20_char"><text:span text:style-name="T9">totalMemory</text:span></text:span><text:span text:style-name="T8"> and </text:span><text:span text:style-name="Code_20_char"><text:span text:style-name="T9">freeMemory</text:span></text:span><text:span text:style-name="T8"> are the values taken when the node first connected to the JPPF server. They </text:span><text:span text:style-name="T8">may have changed subsequently and should therefore only be used with appropriate precautions</text:span>.</text:p>
      <text:list xml:id="list34583786"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org/jppf/management/JPPFSystemInformation.html#getNetwork()"><text:span text:style-name="Code_20_char"><text:span text:style-name="T1">JPPFSystemInformation.getNetwork()</text:span></text:span></text:a></text:p>
      <text:p text:style-name="Standard"><text:a xlink:type="simple" xlink:href="http://www.jppf.org/api/org/jppf/utils/SystemUtils.html#getNetwork()"><text:span text:style-name="Code_20_char"><text:span text:style-name="T1">SystemUtils.getNetwork()</text:span></text:span></text:a></text:p>
      <text:p text:style-name="Standard"><text:a xlink:type="simple" xlink:href="http://docs.oracle.com/javase/7/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34562007"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18">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org/jppf/management/JPPFSystemInformation.html#getStorage()"><text:span text:style-name="Code_20_char"><text:span text:style-name="T1">JPPFSystemInformation.getStorage()</text:span></text:span></text:a></text:p>
      <text:p text:style-name="Standard"><text:a xlink:type="simple" xlink:href="http://www.jppf.org/api/org/jppf/utils/SystemUtils.html#getStorageInformation()"><text:span text:style-name="Code_20_char"><text:span text:style-name="T1">SystemUtils.getStorageInformation()</text:span></text:span></text:a></text:p>
      <text:p text:style-name="Standard"><text:a xlink:type="simple" xlink:href="http://docs.oracle.com/javase/7/docs/api/java/io/File.html#getFreeSpace()"><text:span text:style-name="Code_20_char"><text:span text:style-name="T1">File.getFreeSpace()</text:span></text:span></text:a></text:p>
      <text:p text:style-name="Standard"><text:a xlink:type="simple" xlink:href="http://docs.oracle.com/javase/7/docs/api/java/io/File.html#getTotalSpace()"><text:span text:style-name="Code_20_char"><text:span text:style-name="T1">File.getTotalSpace()</text:span></text:span></text:a></text:p>
      <text:p text:style-name="Standard"><text:a xlink:type="simple" xlink:href="http://docs.oracle.com/javase/7/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34561824" text:continue-numbering="true" text:style-name="Outline">
        <text:list-item>
          <text:list>
            <text:list-item>
              <text:h text:style-name="P30" text:outline-level="2">Execution policy XML schema</text:h>
            </text:list-item>
          </text:list>
        </text:list-item>
      </text:list>
      <text:p text:style-name="Standard"/>
      <text:p text:style-name="Code_20_block">&lt;?xml version="1.0" encoding="UTF-8"?&gt;<text:line-break/><text:line-break/><text:span text:style-name="T10">&lt;!--<text:line-break/> <text:s/>JPPF.<text:line-break/> <text:s/>Copyright (C) 2005-201</text:span><text:span text:style-name="T14">4</text:span><text:span text:style-name="T10">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text:p>
      <text:p text:style-name="P16">&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28">Script</text:span>" type="jppf:<text:span text:style-name="T28">ScriptedR</text:span>uleType"/&gt;<text:line-break/> <text:s text:c="3"/>&lt;/choice&gt;<text:line-break/> <text:s/>&lt;/group&gt;<text:line-break/><text:line-break/> <text:s/><text:span text:style-name="T12">&lt;!-- unary predicates : NOT --&gt;</text:span></text:p>
      <text:p text:style-name="P16"><text:s text:c="2"/>&lt;complexType name="OneRuleType"&gt;<text:line-break/> <text:s text:c="3"/>&lt;sequence&gt;<text:line-break/> <text:s text:c="5"/>&lt;group ref="jppf:Rule"/&gt;<text:line-break/> <text:s text:c="3"/>&lt;/sequence&gt;<text:line-break/> <text:s/>&lt;/complexType&gt;<text:line-break/><text:line-break/> <text:s/><text:span text:style-name="T12">&lt;!-- binary predicates : AND, OR, XOR --&gt;</text:span></text:p>
      <text:p text:style-name="P16"><text:s text:c="2"/>&lt;complexType name="TwoOrMoreRulesType"&gt;<text:line-break/> <text:s text:c="3"/>&lt;sequence minOccurs="2" maxOccurs="unbounded"&gt;<text:line-break/> <text:s text:c="5"/>&lt;group ref="jppf:Rule"/&gt;<text:line-break/> <text:s text:c="3"/>&lt;/sequence&gt;<text:line-break/> <text:s/>&lt;/complexType&gt;<text:line-break/></text:p>
      <text:p text:style-name="P18"><text:soft-page-break/><text:s text:c="3"/><text:line-break/> <text:s/><text:span text:style-name="T10">&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10">&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10">&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10">&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10">&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 <text:s/><text:span text:style-name="T10">&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text:soft-page-break/></text:p>
      <text:p text:style-name="P20"><text:s text:c="2"/>&lt;simpleType name="TrueFalse"&gt;<text:line-break/> <text:s text:c="3"/>&lt;restriction base="string"&gt;<text:line-break/> <text:s text:c="5"/>&lt;enumeration value="true"/&gt;<text:line-break/> <text:s text:c="5"/>&lt;enumeration value="false"/&gt;<text:line-break/> <text:s text:c="3"/>&lt;/restriction&gt;<text:line-break/> <text:s/>&lt;/simpleType&gt;<text:line-break/><text:line-break/> <text:s/><text:span text:style-name="T10">&lt;!-- </text:span><text:span text:style-name="T12">custom execution policy</text:span><text:span text:style-name="T10">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10">&lt;!-- </text:span><text:span text:style-name="T13">scripted</text:span><text:span text:style-name="T12"> execution policy</text:span><text:span text:style-name="T10"> --&gt;</text:span><text:line-break/> <text:s/>&lt;complexType name="<text:span text:style-name="T27">Scipted</text:span>RuleType"&gt;<text:line-break/> <text:s text:c="3"/>&lt;<text:span text:style-name="T27">simpleContent</text:span>&gt;<text:line-break/> <text:s text:c="5"/><text:span text:style-name="T27">&lt;extension base="string"&gt;</text:span></text:p>
      <text:p text:style-name="P27"><text:s text:c="8"/>&lt;attribute name="language" type="string"/&gt;</text:p>
      <text:p text:style-name="P27"><text:s text:c="6"/>&lt;/extension&gt;</text:p>
      <text:p text:style-name="P17"><text:s text:c="4"/>&lt;/<text:span text:style-name="T27">simpleContent</text:span>&gt;<text:line-break/> <text:s/>&lt;/complexType&gt;<text:line-break/></text:p>
      <text:p text:style-name="P17">&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Teletype"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H38M44S</meta:editing-duration>
    <meta:editing-cycles>51</meta:editing-cycles>
    <meta:generator>LibreOffice/4.0.4.2$Windows_x86 LibreOffice_project/9e9821abd0ffdbc09cd8c52eaa574fa09eb08f2</meta:generator>
    <meta:creation-date>2009-11-09T06:38:14.61</meta:creation-date>
    <dc:date>2014-05-31T14:41:31.93</dc:date>
    <meta:document-statistic meta:table-count="0" meta:image-count="0" meta:object-count="0" meta:page-count="14" meta:paragraph-count="475" meta:word-count="2516" meta:character-count="22369" meta:non-whitespace-character-count="194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